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41408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21873b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31509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2000000pt" svg:height="99.99996000000pt"/>
          <draw:rect draw:style-name="gr3" draw:id="shape3" draw:name="rect256" draw:layer="" svg:width="149.99972000000pt" svg:height="33.33327360000pt" svg:x="0.00000000000pt" svg:y="66.66669920000pt"/>
          <draw:rect draw:style-name="gr4" draw:id="shape4" draw:name="rect255" draw:layer="" svg:width="149.99972000000pt" svg:height="33.33327360000pt"/>
          <draw:path draw:style-name="gr5" draw:id="shape5" draw:name="path386" draw:layer="" svg:width="38.88585706646pt" svg:height="12.78111963691pt" svg:x="56.64404640000pt" svg:y="17.31220258849pt" svg:viewBox="0 0 39 13" svg:d="M0 12.781C4.40748 2.26033 16.6957 -2.77206 27.429 1.54803C32.8347 3.72381 36.6638 7.47542 38.8859 12.7732L0 12.7811Z" koffice:nodeTypes="ccccc"/>
          <draw:path draw:style-name="gr5" draw:id="shape6" draw:name="path353" draw:layer="" svg:width="11.01679947295pt" svg:height="4.05866023855pt" svg:x="40.56312296815pt" svg:y="28.08577829815pt" svg:viewBox="0 0 11 4" svg:d="M11.0168 4.05866C6.43305 3.66227 1.56187 2.44069 0.767006 2.10429C-0.027833 1.7679 -0.0584035 1.20604 0.0395031 0.775879C0.137445 0.345556 0.644731 -0.142952 1.23702 0.0391484C2.34761 0.380599 6.86398 1.76898 11.0168 4.05866Z" koffice:nodeTypes="ccccc"/>
          <draw:path draw:style-name="gr5" draw:id="shape7" draw:name="path354" draw:layer="" svg:width="1.71593245011pt" svg:height="11.66206283454pt" svg:x="74.94935293294pt" svg:y="1.74393417648pt" svg:viewBox="0 0 2 12" svg:d="M0.893998 11.6621C0.132686 7.00928 -0.0594893 1.88659 0.0147971 1.02018C0.0890828 0.153787 0.515022 -0.00172374 0.869364 1.43159e-05C1.22384 0.00166176 1.71842 0.398177 1.71592 1.02851C1.71125 2.21046 1.69226 7.01697 0.893998 11.6621Z" koffice:nodeTypes="ccccc"/>
          <draw:path draw:style-name="gr5" draw:id="shape8" draw:name="path355" draw:layer="" svg:width="2.05234394833pt" svg:height="11.59215839500pt" svg:x="77.91558904736pt" svg:y="1.88273540532pt" svg:viewBox="0 0 2 12" svg:d="M0.256128 11.5922C-0.1812 6.89813 0.0412313 1.79134 0.19521 0.93775C0.349188 0.0841912 0.826409 -0.0298312 1.21236 0.00554002C1.59846 0.040936 2.10395 0.481669 2.04809 1.10758C1.94333 2.28119 1.5175 7.05385 0.256126 11.5922Z" koffice:nodeTypes="cccccc"/>
          <draw:path draw:style-name="gr5" draw:id="shape9" draw:name="path356" draw:layer="" svg:width="2.29131589492pt" svg:height="11.38210783428pt" svg:x="80.20737104573pt" svg:y="2.26230208001pt" svg:viewBox="0 0 2 11" svg:d="M0.00286386 11.3821C-0.0443289 6.71046 0.504659 1.6857 0.696842 0.855466C0.889024 0.0252658 1.30733 -0.0479091 1.63669 0.0189183C1.96617 0.0857295 2.36992 0.562782 2.27805 1.17628C2.10577 2.3266 1.4053 7.0046 0.00286386 11.3821Z" koffice:nodeTypes="ccccc"/>
          <draw:path draw:style-name="gr5" draw:id="shape10" draw:name="path357" draw:layer="" svg:width="3.08024962847pt" svg:height="11.00622629496pt" svg:x="82.36128800000pt" svg:y="2.92943858641pt" svg:viewBox="0 0 3 11" svg:d="M0 11.0062C0.307354 6.42542 1.23781 1.55874 1.49305 0.764854C1.74828 -0.0290027 2.17223 -0.0585551 2.4966 0.0400649C2.82107 0.138724 3.18871 0.646637 3.05025 1.23832C2.79063 2.34776 1.73497 6.85951 0 11.0062Z" koffice:nodeTypes="ccccc"/>
          <draw:path draw:style-name="gr5" draw:id="shape11" draw:name="path358" draw:layer="" svg:width="4.81748328685pt" svg:height="10.47754970495pt" svg:x="84.47987200000pt" svg:y="3.87198566813pt" svg:viewBox="0 0 5 10" svg:d="M0 10.4775C0.828979 6.05608 2.46196 1.41834 2.85721 0.672003C3.25246 -0.0742958 3.78342 -0.061171 4.17786 0.0666958C4.57244 0.194609 4.98093 0.72451 4.75083 1.28586C4.3194 2.33843 2.56502 6.61887 0 10.4775Z" koffice:nodeTypes="ccccc"/>
          <draw:path draw:style-name="gr5" draw:id="shape12" draw:name="path359" draw:layer="" svg:width="5.43187309680pt" svg:height="10.82390620879pt" svg:x="86.45579200000pt" svg:y="5.02909119460pt" svg:viewBox="0 0 5 11" svg:d="M0 10.8239C1.18814 6.19506 3.15683 1.40166 3.59901 0.641025C4.04116 -0.119584 4.54239 -0.062605 4.90397 0.105171C5.26567 0.273005 5.60383 0.868918 5.33485 1.44648C4.83047 2.52944 2.77952 6.93351 0 10.8239Z" koffice:nodeTypes="ccccc"/>
          <draw:path draw:style-name="gr5" draw:id="shape13" draw:name="path360" draw:layer="" svg:width="6.04176605566pt" svg:height="9.98160778484pt" svg:x="88.39864000000pt" svg:y="6.45948483692pt" svg:viewBox="0 0 6 10" svg:d="M0 9.98161C1.5304 5.65329 3.8233 1.23308 4.31159 0.542556C4.79987 -0.147953 5.27578 -0.0513773 5.60838 0.139463C5.94111 0.330375 6.2151 0.928816 5.90835 1.45875C5.33316 2.45239 2.99427 6.49327 0 9.98161Z" koffice:nodeTypes="ccccc"/>
          <draw:path draw:style-name="gr5" draw:id="shape14" draw:name="path361" draw:layer="" svg:width="6.58283328431pt" svg:height="9.04211043292pt" svg:x="90.23677600000pt" svg:y="8.11890536798pt" svg:viewBox="0 0 7 9" svg:d="M0 9.04211C1.83949 5.0646 4.42081 1.06293 4.94932 0.448523C5.47781 -0.165857 5.9278 -0.0349832 6.23185 0.173432C6.53602 0.38193 6.74917 0.971963 6.40902 1.44909C5.77124 2.34371 3.17772 5.98191 0 9.04211Z" koffice:nodeTypes="ccccc"/>
          <draw:path draw:style-name="gr5" draw:id="shape15" draw:name="path362" draw:layer="" svg:width="7.05506019384pt" svg:height="8.91905817453pt" svg:x="91.96771200000pt" svg:y="10.00386439317pt" svg:viewBox="0 0 7 9" svg:d="M3.00507e-05 8.91906C2.1174 4.93571 4.9525 0.993649 5.51531 0.40024C6.07809 -0.193146 6.50092 -0.0163466 6.77627 0.228258C7.05173 0.47295 7.20649 1.1074 6.8372 1.57451C6.14482 2.45039 3.32928 6.0123 0 8.91906Z" koffice:nodeTypes="cccccc"/>
          <draw:path draw:style-name="gr5" draw:id="shape16" draw:name="path363" draw:layer="" svg:width="8.38282554896pt" svg:height="8.70593989231pt" svg:x="93.57897600000pt" svg:y="12.10270409484pt" svg:viewBox="0 0 8 9" svg:d="M0 8.70594C2.65749 4.7535 6.09063 0.913896 6.75513 0.34913C7.41962 -0.215619 7.86284 0.0100353 8.13984 0.29213C8.41694 0.574325 8.52791 1.25166 8.08497 1.7034C7.25435 2.55043 3.87665 5.9951 3.27567e-05 8.70594Z" koffice:nodeTypes="cccccc"/>
          <draw:path draw:style-name="gr5" draw:id="shape17" draw:name="path364" draw:layer="" svg:width="8.62930362100pt" svg:height="7.35600729800pt" svg:x="95.05828800000pt" svg:y="14.40190862618pt" svg:viewBox="0 0 9 7" svg:d="M0 7.35601C2.85772 3.9553 6.44527 0.721641 7.12496 0.259111C7.80464 -0.203404 8.20841 0.0396447 8.44912 0.320711C8.68992 0.601878 8.7399 1.23122 8.28059 1.60845C7.41937 2.31578 3.91718 5.19237 0 7.35601Z" koffice:nodeTypes="ccccc"/>
          <draw:path draw:style-name="gr5" draw:id="shape18" draw:name="path365" draw:layer="" svg:width="9.71792600456pt" svg:height="6.95648820931pt" svg:x="96.33172800000pt" svg:y="16.76100178442pt" svg:viewBox="0 0 10 7" svg:d="M0 6.95649C3.33052 3.67707 7.41763 0.632906 8.17836 0.211685C8.93907 -0.209528 9.34399 0.076667 9.57305 0.388358C9.80217 0.700168 9.79792 1.35639 9.278 1.70804C8.3031 2.36741 4.33864 5.04892 0 6.95649Z" koffice:nodeTypes="ccccc"/>
          <draw:path draw:style-name="gr5" draw:id="shape19" draw:name="path366" draw:layer="" svg:width="9.68864956543pt" svg:height="6.45937098611pt" svg:x="97.48428800000pt" svg:y="19.32031464343pt" svg:viewBox="0 0 10 6" svg:d="M0 6.45937C3.42031 3.34313 7.5348 0.535498 8.28835 0.163673C9.04188 -0.208144 9.39985 0.123249 9.58969 0.46603C9.77961 0.808945 9.72016 1.48909 9.19976 1.80933C8.22396 2.40981 4.25586 4.85187 0 6.45937Z" koffice:nodeTypes="ccccc"/>
          <draw:path draw:style-name="gr5" draw:id="shape20" draw:name="path367" draw:layer="" svg:width="10.61229936642pt" svg:height="5.76106159544pt" svg:x="98.55275200000pt" svg:y="22.23723633521pt" svg:viewBox="0 0 11 6" svg:d="M0 5.76106C3.85072 2.89637 8.39646 0.41966 9.2159 0.112725C10.0353 -0.194193 10.3779 0.183312 10.5442 0.555571C10.7106 0.927985 10.5861 1.62259 10.0144 1.89993C8.94234 2.41996 4.58274 4.53487 0 5.76106Z" koffice:nodeTypes="ccccc"/>
          <draw:path draw:style-name="gr5" draw:id="shape21" draw:name="path368" draw:layer="" svg:width="10.32061613374pt" svg:height="4.12007278066pt" svg:x="99.36842400000pt" svg:y="25.05313517486pt" svg:viewBox="0 0 10 4" svg:d="M0 4.12007C3.82909 1.99746 8.27926 0.254277 9.07068 0.0576067C9.86209 -0.139063 10.1537 0.204895 10.2807 0.531127C10.4078 0.857475 10.2374 1.43331 9.68037 1.62378C8.63581 1.9809 4.38804 3.43332 0 4.12007Z" koffice:nodeTypes="ccccc"/>
          <draw:path draw:style-name="gr5" draw:id="shape22" draw:name="path369" draw:layer="" svg:width="10.88626646643pt" svg:height="3.35350911385pt" svg:x="100.02560000000pt" svg:y="28.03657631931pt" svg:viewBox="0 0 11 3" svg:d="M0 3.35351C4.12231 1.53976 8.84336 0.158971 9.672 0.0272817C10.5006 -0.1044 10.7658 0.265492 10.8642 0.60385C10.9627 0.942338 10.7328 1.50672 10.1445 1.65168C9.0414 1.9235 4.55547 3.02899 0 3.35351Z" koffice:nodeTypes="ccccc"/>
          <draw:path draw:style-name="gr5" draw:id="shape23" draw:name="path370" draw:layer="" svg:width="2.20689665042pt" svg:height="11.56198325976pt" svg:x="71.80867139098pt" svg:y="1.87812088188pt" svg:viewBox="0 0 2 12" svg:d="M1.99698 11.562C0.698259 7.02702 -0.00212463 1.96789 4.84154e-06 1.1013C0.00210575 0.234714 0.468439 0.036936 0.868728 0.0023818C1.26917 -0.0321478 1.86507 0.310204 1.92172 0.935403C2.02795 2.1077 2.46007 6.87496 1.99697 11.562Z" koffice:nodeTypes="cccccc"/>
          <draw:path draw:style-name="gr5" draw:id="shape24" draw:name="path371" draw:layer="" svg:width="2.60189755017pt" svg:height="11.29796850971pt" svg:x="68.74887272960pt" svg:y="2.28797845785pt" svg:viewBox="0 0 3 11" svg:d="M2.60057 11.298C1.09398 6.94155 0.0742722 2.01859 0.00743845 1.16504C-0.0593908 0.311513 0.336754 0.077478 0.687541 0.00973889C1.03846 -0.0580408 1.59189 0.228961 1.6915 0.839854C1.87827 1.98531 2.63791 6.64345 2.60057 11.298Z" koffice:nodeTypes="ccccc"/>
          <draw:path draw:style-name="gr5" draw:id="shape25" draw:name="path372" draw:layer="" svg:width="3.39496831804pt" svg:height="10.87359050118pt" svg:x="65.70072298171pt" svg:y="2.97317083007pt" svg:viewBox="0 0 3 11" svg:d="M3.39497 10.8736C1.56146 6.75815 0.162342 2.04323 0.028119 1.21539C-0.106097 0.387587 0.265517 0.121616 0.605757 0.0224313C0.946118 -0.0767937 1.51446 0.151587 1.66154 0.739198C1.93732 1.841 3.05897 6.3216 3.39497 10.8736Z" koffice:nodeTypes="ccccc"/>
          <draw:path draw:style-name="gr5" draw:id="shape26" draw:name="path373" draw:layer="" svg:width="4.10274795677pt" svg:height="10.32760393341pt" svg:x="62.82676909532pt" svg:y="3.88583800449pt" svg:viewBox="0 0 4 10" svg:d="M4.10275 10.3276C1.9881 6.49502 0.252637 2.04154 0.0570981 1.24965C-0.138432 0.457802 0.205064 0.166348 0.530725 0.0396478C0.856504 -0.0870993 1.43098 0.0839096 1.62052 0.641376C1.97595 1.68666 3.42144 5.93738 4.10275 10.3276Z" koffice:nodeTypes="ccccc"/>
          <draw:path draw:style-name="gr5" draw:id="shape27" draw:name="path374" draw:layer="" svg:width="5.73880606304pt" svg:height="10.62243635216pt" svg:x="60.01366774930pt" svg:y="5.05026310282pt" svg:viewBox="0 0 6 11" svg:d="M5.73881 10.6224C2.88405 6.76691 0.417298 2.2164 0.111891 1.39625C-0.193503 0.576116 0.183654 0.233766 0.555397 0.0677562C0.927275 -0.0983193 1.6204 0.0269423 1.89655 0.599244C2.41435 1.67236 4.52021 6.03625 5.73881 10.6224Z" koffice:nodeTypes="ccccc"/>
          <draw:path draw:style-name="gr5" draw:id="shape28" draw:name="path375" draw:layer="" svg:width="6.39171438824pt" svg:height="9.72675693642pt" svg:x="57.17254394153pt" svg:y="6.52906555738pt" svg:viewBox="0 0 6 10" svg:d="M6.39171 9.72676C3.30483 6.28903 0.527563 2.15683 0.160551 1.40053C-0.206447 0.644257 0.124551 0.286716 0.466256 0.09768C0.808089 -0.0914262 1.48443 -0.0295296 1.80102 0.492998C2.39464 1.47277 4.8088 5.45703 6.39171 9.72676Z" koffice:nodeTypes="ccccc"/>
          <draw:path draw:style-name="gr5" draw:id="shape29" draw:name="path376" draw:layer="" svg:width="6.90802531012pt" svg:height="9.75397927678pt" svg:x="54.58492009354pt" svg:y="8.17904518630pt" svg:viewBox="0 0 7 10" svg:d="M6.90803 9.75398C3.64914 6.40754 0.626745 2.3038 0.209062 1.54042C-0.208606 0.77706 0.0776961 0.372243 0.388921 0.143696C0.70026 -0.0849339 1.35418 -0.0787293 1.70319 0.443201C2.3576 1.42187 5.01895 5.40165 6.90803 9.75398Z" koffice:nodeTypes="ccccc"/>
          <draw:path draw:style-name="gr5" draw:id="shape30" draw:name="path377" draw:layer="" svg:width="7.33712690299pt" svg:height="8.64564106986pt" svg:x="52.16747758070pt" svg:y="10.01453761832pt" svg:viewBox="0 0 7 9" svg:d="M7.33713 8.64564C3.94423 5.78092 0.719051 2.18592 0.257935 1.505C-0.203163 0.824091 0.0400578 0.420252 0.32105 0.179669C0.60215 -0.0610077 1.23074 -0.110241 1.60693 0.349974C2.31232 1.2129 5.18098 4.72203 7.33712 8.64564Z" koffice:nodeTypes="cccccc"/>
          <draw:path draw:style-name="gr5" draw:id="shape31" draw:name="path378" draw:layer="" svg:width="8.70915106063pt" svg:height="8.37964452609pt" svg:x="49.81910558930pt" svg:y="12.14364383004pt" svg:viewBox="0 0 9 8" svg:d="M8.70914 8.37963C4.75542 5.72346 0.91437 2.29177 0.349357 1.62751C-0.215635 0.963266 0.00996489 0.52007 0.292055 0.243074C0.574246 -0.0340275 1.25168 -0.145126 1.7036 0.297686C2.55096 1.12797 5.99699 4.50432 8.70915 8.37964Z" koffice:nodeTypes="cccccc"/>
          <draw:path draw:style-name="gr5" draw:id="shape32" draw:name="path379" draw:layer="" svg:width="8.87298916098pt" svg:height="7.10729604894pt" svg:x="47.79464166079pt" svg:y="14.32650021506pt" svg:viewBox="0 0 9 7" svg:d="M8.87299 7.1073C4.90775 4.96901 0.986307 2.1105 0.396502 1.54367C-0.193281 0.976865 -0.0153825 0.553062 0.229595 0.277496C0.474664 0.00183198 1.10804 -0.151412 1.57258 0.220716C2.44364 0.918524 5.98598 3.75615 8.87299 7.10727Z" koffice:nodeTypes="cccccc"/>
          <draw:path draw:style-name="gr5" draw:id="shape33" draw:name="path380" draw:layer="" svg:width="10.02374998821pt" svg:height="6.61343002772pt" svg:x="45.85661404030pt" svg:y="16.81738579598pt" svg:viewBox="0 0 10 7" svg:d="M10.0237 6.61343C5.61306 4.76218 1.17705 2.16732 0.496216 1.63644C-0.184584 1.10557 -0.0384353 0.65477 0.193483 0.350403C0.425489 0.0459271 1.08077 -0.166598 1.60961 0.175226C2.60122 0.816175 6.63382 3.42258 10.0237 6.61343Z" koffice:nodeTypes="ccccc"/>
          <draw:path draw:style-name="gr5" draw:id="shape34" draw:name="path381" draw:layer="" svg:width="9.99461675147pt" svg:height="6.01879710289pt" svg:x="44.12533071980pt" svg:y="19.51129179811pt" svg:viewBox="0 0 10 6" svg:d="M9.99462 6.0188C5.66154 4.49682 1.23556 2.21391 0.543957 1.72742C-0.147616 1.24095 -0.0515817 0.765821 0.138965 0.433606C0.329581 0.101278 0.928063 -0.17295 1.45873 0.132535C2.45375 0.705351 6.50021 3.03465 9.99462 6.0188Z" koffice:nodeTypes="ccccc"/>
          <draw:path draw:style-name="gr5" draw:id="shape35" draw:name="path382" draw:layer="" svg:width="10.83159686079pt" svg:height="5.41501225828pt" svg:x="42.69296448201pt" svg:y="22.24944977218pt" svg:viewBox="0 0 11 5" svg:d="M10.8316 5.41501C6.20008 4.23269 1.40329 2.27116 0.642008 1.83034C-0.119255 1.38953 -0.0626852 0.889013 0.104841 0.527857C0.272431 0.166568 0.868265 -0.171567 1.44626 0.0965021C2.53004 0.599156 6.93743 2.64314 10.8316 5.41501Z" koffice:nodeTypes="ccccc"/>
          <draw:path draw:style-name="gr5" draw:id="shape36" draw:name="path383" draw:layer="" svg:width="10.47192102919pt" svg:height="4.83522183424pt" svg:x="41.54707531251pt" svg:y="24.99034690435pt" svg:viewBox="0 0 10 5" svg:d="M10.4719 4.83522C6.05227 4.0006 1.41697 2.3603 0.671138 1.96362C-0.0746749 1.56696 -0.0611595 1.03502 0.0669635 0.639973C0.195134 0.244784 0.725191 -0.163959 1.28622 0.0670769C2.33819 0.500298 6.6162 2.26188 10.4719 4.83522Z" koffice:nodeTypes="ccccc"/>
          <draw:path draw:style-name="gr5" draw:id="shape37" draw:name="path384" draw:layer="" svg:width="11.01679947295pt" svg:height="4.05866023855pt" svg:x="40.56312296815pt" svg:y="28.08577829815pt" svg:viewBox="0 0 11 4" svg:d="M11.0168 4.05866C6.43305 3.66227 1.56187 2.44069 0.767006 2.10429C-0.027833 1.7679 -0.0584035 1.20604 0.0395031 0.775879C0.137445 0.345556 0.644731 -0.142952 1.23702 0.0391484C2.34761 0.380599 6.86398 1.76898 11.0168 4.05866Z" koffice:nodeTypes="ccccc"/>
          <draw:rect draw:style-name="gr4" draw:id="shape38" draw:name="rect385" draw:layer="" svg:width="74.45884400000pt" svg:height="2.70563656000pt" svg:x="38.85283200000pt" svg:y="30.3029296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23</dc:date>
    <meta:creation-date>2011-05-22T06:11:59</meta:creation-date>
    <dc:creator>Yue Liu</dc:creator>
  </office:meta>
</office:document-meta>
</file>